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1: Instituições, nome do trabalho, meu nome, apresentação do TCC, orientador etc …</text:p>
      <text:p text:style-name="P1">Pergunta: Devo colocar somente como instituições somente UFRGS e IF? </text:p>
      <text:p text:style-name="P1"/>
      <text:p text:style-name="P1">Agradecimentos</text:p>
      <text:p text:style-name="P1"/>
      <text:p text:style-name="P1">RESUMO:</text:p>
      <text:p text:style-name="P1">Começar falando sobre os limites da nossa Galáxia, sobre as subestruturas e o vínculo que elas tem com a formação da Galáxia. Da evolução das observações fotométricas --&gt; vinda projeto DES que propulsionou essa pesquisa por subestruturas no hemisfério sul. Falar de modo geral sobre o SparSEx. Se basear no resumo já feito no relatório por mim escrito e no artigo do Elmer. </text:p>
      <text:p text:style-name="P1"/>
      <text:p text:style-name="P1">ABSTRACT: Versão inglês do resumo em português</text:p>
      <text:p text:style-name="P1"/>
      <text:p text:style-name="P1">SUMÁRIO: Contém as páginas indicadas de cada seção do trabalho</text:p>
      <text:p text:style-name="P1">(Introdução, Objetivos, Metodologia e desenvolvimento, considerações finais e bibliografia)</text:p>
      <text:p text:style-name="P1"/>
      <text:p text:style-name="P1"/>
      <text:p text:style-name="P1">INTRODUÇÃO: Falar sobre a importância no descobrimento de satélites (ou companheiros?! Ou subestruturas) da Galáxia para o entendimento da formação desta. Falar não só de galáxias e aglomerados mas também de correntes estelares. Mostrar o censo de satélites já descobertos antes e depois do DES <text:s/>(Mostrar figura com o censo de satélites) </text:p>
      <text:p text:style-name="P1">Falar sobre o Matched filter, qual é o diferencial desse método em relação a outros. Chegar no ponto que precisamos de simulações para uma detecção “às cegas” (ou seja com pouca informação de onde está e como é a subestrutura).</text:p>
      <text:p text:style-name="P1">Falar sobre a automatização do método usando o SExtractor.</text:p>
      <text:p text:style-name="P1"/>
      <text:p text:style-name="P1"/>
      <text:p text:style-name="P1">OBJETIVOS: (explicar em forma de texto os principais tópicos) </text:p>
      <text:p text:style-name="P1"/>
      <text:p text:style-name="P1">→ Manuseio de um método estatístico na detecção de subestruturas</text:p>
      <text:p text:style-name="P1">→ Validação do método por meio dos dados do SDSSIII</text:p>
      <text:p text:style-name="P1">→ Aplicação do método nos dados do DES e Sloan em busca de novas subestruturas</text:p>
      <text:p text:style-name="P1">→ Caracterização dos candidatos</text:p>
      <text:p text:style-name="P1">→ Extra: Método das distâncias (não sei se vai encaixar)</text:p>
      <text:p text:style-name="P1"/>
      <text:p text:style-name="P1">METODOLOGIA:</text:p>
      <text:p text:style-name="P1"/>
      <text:p text:style-name="P1">→ Começar com o matched filter, (o relatório vem a calhar nesta parte)</text:p>
      <text:p text:style-name="P1">→ Simulações, descrever gencmd o range de parâmetros, tabelas contendo os modelos simulados etc ..</text:p>
      <text:p text:style-name="P1">→ Sextractor e toda a parte de organização dos candidatos por repetições de detecções etc …</text:p>
      <text:p text:style-name="P1">→ Dados </text:p>
      <text:p text:style-name="P1">Explicar o Sloan e o DES, mostrar figuras das áreas cobertas pelos projetos etc …</text:p>
      <text:p text:style-name="P1"/>
      <text:p text:style-name="P1"/>
      <text:p text:style-name="P1">DESENVOLVIMENTO DO TRABALHO:</text:p>
      <text:p text:style-name="P1"/>
      <text:p text:style-name="P1">→ Validação do método nos dados do Sloan: falar do processo mostrar tabelas de reultados e figuras de caracterização, mostrar a cauda de sagitário também.</text:p>
      <text:p text:style-name="P1">→ Descoberta dos novos satélites nos dados do DES: falar do processo mostrar tabelas de reultados e <text:soft-page-break/>figuras de caracterização</text:p>
      <text:p text:style-name="P1"/>
      <text:p text:style-name="P1">CONSIDERAÇÕES FINAIS:</text:p>
      <text:p text:style-name="P1"/>
      <text:p text:style-name="P1">Concluir os resultados do trabalho seus benefícios para a ciência e melhorias no método etc …</text:p>
      <text:p text:style-name="P1"/>
      <text:p text:style-name="P1">BIBLIOGRAFIA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queiroz</meta:initial-creator>
    <meta:creation-date>2015-10-16T08:36:39</meta:creation-date>
    <meta:generator>LibreOffice/3.5$Linux_X86_64 LibreOffice_project/350m1$Build-2</meta:generator>
    <dc:date>2015-10-16T10:21:02</dc:date>
    <dc:creator>anna queiroz</dc:creator>
    <meta:editing-duration>PT1H16M25S</meta:editing-duration>
    <meta:editing-cycles>4</meta:editing-cycles>
    <meta:document-statistic meta:table-count="0" meta:image-count="0" meta:object-count="0" meta:page-count="2" meta:paragraph-count="29" meta:word-count="403" meta:character-count="2507" meta:non-whitespace-character-count="2128"/>
  </office:meta>
</office:document-meta>
</file>